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tabla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4</meta:editing-cycles>
    <meta:generator>OpenOffice/4.1.6$Win32 OpenOffice.org_project/416m1$Build-9790</meta:generator>
    <dc:date>2019-02-10T12:53:53.97</dc:date>
    <meta:document-statistic meta:table-count="1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